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Registradas" table:style-name="ta1" table:print-ranges="PruebasRegistradas.A1:PruebasRegistrada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9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9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Registradas" style:display-name="PageStyle_PruebasRegistrada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09:35.32</dc:date>
    <meta:generator>OpenOffice/4.0.0$Win32 OpenOffice.org_project/400m3$Build-9702</meta:generator>
    <meta:editing-duration>PT4M10S</meta:editing-duration>
    <meta:editing-cycles>4</meta:editing-cycles>
    <meta:document-statistic meta:table-count="1" meta:cell-count="7" meta:object-count="0"/>
  </office:meta>
</office:document-meta>
</file>